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2" style:family="paragraph" style:parent-style-name="Standard">
      <style:paragraph-properties fo:margin-top="0.1189in" fo:margin-bottom="0.1189in" loext:contextual-spacing="false" fo:line-height="150%" fo:text-align="justify" style:justify-single-word="false"/>
    </style:style>
    <style:style style:name="P3" style:family="paragraph" style:parent-style-name="Standard">
      <style:paragraph-properties fo:margin-top="0.198in" fo:margin-bottom="0.198in" loext:contextual-spacing="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margin-top="0.2374in" fo:margin-bottom="0.2374in" loext:contextual-spacing="false"/>
    </style:style>
    <style:style style:name="P5" style:family="paragraph" style:parent-style-name="Standard" style:master-page-name="Standard">
      <style:paragraph-properties fo:margin-top="0.2374in" fo:margin-bottom="0.2374in" loext:contextual-spacing="false" style:page-number="1"/>
      <style:text-properties style:font-name="Times New Roman" fo:font-size="14pt" style:font-size-asian="14pt" style:font-size-complex="14pt"/>
    </style:style>
    <style:style style:name="P6" style:family="paragraph" style:parent-style-name="Standard">
      <style:paragraph-properties fo:margin-top="0.2772in" fo:margin-bottom="0.2772in" loext:contextual-spacing="false" fo:line-height="150%" fo:text-align="justify" style:justify-single-word="false"/>
      <style:text-properties style:font-name="Times New Roman" fo:font-size="14pt" style:font-size-asian="14pt" style:font-size-complex="14pt"/>
    </style:style>
    <style:style style:name="P7" style:family="paragraph" style:parent-style-name="normal">
      <loext:graphic-properties draw:fill="solid" draw:fill-color="#ffffff"/>
      <style:paragraph-properties fo:margin-top="0.139in" fo:margin-bottom="0.1665in" loext:contextual-spacing="false" fo:line-height="150%" fo:text-align="justify" style:justify-single-word="false" fo:background-color="#ffffff"/>
      <style:text-properties style:font-name="Times New Roman" fo:font-size="14pt" style:font-size-asian="14pt" style:font-size-complex="14pt"/>
    </style:style>
    <style:style style:name="P8" style:family="paragraph" style:parent-style-name="normal" style:list-style-name="WWNum1">
      <loext:graphic-properties draw:fill="solid" draw:fill-color="#ffffff"/>
      <style:paragraph-properties fo:margin-left="0.5in" fo:margin-right="0in" fo:margin-top="0.1665in" fo:margin-bottom="0in" loext:contextual-spacing="false" fo:line-height="150%" fo:text-align="justify" style:justify-single-word="false" fo:text-indent="-0.25in" style:auto-text-indent="false" fo:background-color="#ffffff"/>
      <style:text-properties style:font-name="Times New Roman" fo:font-size="14pt" style:font-size-asian="14pt" style:font-size-complex="14pt"/>
    </style:style>
    <style:style style:name="P9" style:family="paragraph" style:parent-style-name="normal" style:list-style-name="WWNum1">
      <loext:graphic-properties draw:fill="solid" draw:fill-color="#ffffff"/>
      <style:paragraph-properties fo:margin-left="0.5in" fo:margin-right="0in" fo:margin-top="0in" fo:margin-bottom="0in" loext:contextual-spacing="false" fo:line-height="150%" fo:text-align="justify" style:justify-single-word="false" fo:text-indent="-0.25in" style:auto-text-indent="false" fo:background-color="#ffffff"/>
      <style:text-properties style:font-name="Times New Roman" fo:font-size="14pt" style:font-size-asian="14pt" style:font-size-complex="14pt"/>
    </style:style>
    <style:style style:name="P10" style:family="paragraph" style:parent-style-name="normal" style:list-style-name="WWNum1">
      <loext:graphic-properties draw:fill="solid" draw:fill-color="#ffffff"/>
      <style:paragraph-properties fo:margin-left="0.5in" fo:margin-right="0in" fo:margin-top="0in" fo:margin-bottom="0.1665in" loext:contextual-spacing="false" fo:line-height="150%" fo:text-align="justify" style:justify-single-word="false" fo:text-indent="-0.25in" style:auto-text-indent="false" fo:background-color="#ffffff"/>
      <style:text-properties style:font-name="Times New Roman" fo:font-size="14pt" style:font-size-asian="14pt" style:font-size-complex="14pt"/>
    </style:style>
    <style:style style:name="T1" style:family="text">
      <style:text-properties fo:font-weight="bold" style:font-weight-asian="bold"/>
    </style:style>
    <style:style style:name="T2" style:family="text">
      <style:text-properties fo:color="#222222" fo:background-color="#ffffff"/>
    </style:style>
    <style:style style:name="T3" style:family="text">
      <style:text-properties fo:color="#222222" style:font-name="Times New Roman" fo:background-color="#ffffff"/>
    </style:style>
    <style:style style:name="T4" style:family="text">
      <style:text-properties fo:color="#222222" style:font-name="Times New Roman" fo:font-size="14pt" style:font-size-asian="14pt" style:font-size-complex="14pt" fo:background-color="#ffffff"/>
    </style:style>
    <style:style style:name="T5" style:family="text">
      <style:text-properties fo:color="#212121" fo:background-color="#ffffff"/>
    </style:style>
    <style:style style:name="T6" style:family="text">
      <style:text-properties fo:color="#212121" fo:font-size="10pt" style:font-size-asian="10pt" style:font-size-complex="10pt" fo:background-color="#ffffff"/>
    </style:style>
    <style:style style:name="T7" style:family="text">
      <style:text-properties fo:color="#212121" fo:font-weight="bold" style:font-weight-asian="bold" fo:background-color="#ffffff"/>
    </style:style>
    <style:style style:name="T8" style:family="text">
      <style:text-properties fo:color="#212121" style:font-name="Times New Roman" fo:background-color="#ffffff"/>
    </style:style>
    <style:style style:name="T9" style:family="text">
      <style:text-properties fo:color="#212121" style:font-name="Times New Roman" fo:font-size="14pt" style:font-size-asian="14pt" style:font-size-complex="14pt" fo:background-color="#ffffff"/>
    </style:style>
    <style:style style:name="T10" style:family="text">
      <style:text-properties fo:color="#212121" fo:font-size="15pt" fo:font-weight="bold" style:font-size-asian="15pt" style:font-weight-asian="bold" style:font-size-complex="15pt" fo:background-color="#ffffff"/>
    </style:style>
    <style:style style:name="T11" style:family="text">
      <style:text-properties fo:color="#212121" fo:font-size="15pt" style:font-size-asian="15pt" style:font-size-complex="15pt" fo:background-color="#ffffff"/>
    </style:style>
    <style:style style:name="T12" style:family="text">
      <style:text-properties fo:background-color="#ffffff"/>
    </style:style>
    <style:style style:name="T13" style:family="text">
      <style:text-properties fo:font-size="15pt" style:font-size-asian="15pt" style:font-size-complex="15pt"/>
    </style:style>
    <style:style style:name="T14" style:family="text">
      <style:text-properties fo:font-size="15pt" fo:font-weight="bold" style:font-size-asian="15pt" style:font-weight-asian="bold" style:font-size-complex="15pt" style:font-weight-complex="bold"/>
    </style:style>
    <style:style style:name="T15" style:family="text">
      <style:text-properties style:font-name="Times New Roman"/>
    </style:style>
    <style:style style:name="T16" style:family="text">
      <style:text-properties style:font-name="Times New Roman" fo:font-weight="bold" style:font-weight-asian="bold"/>
    </style:style>
    <style:style style:name="T17" style:family="text">
      <style:text-properties style:font-name="Times New Roman" fo:font-size="15pt" fo:font-weight="bold" style:font-size-asian="15pt" style:font-weight-asian="bold" style:font-size-complex="15pt"/>
    </style:style>
    <style:style style:name="T18" style:family="text">
      <style:text-properties style:font-name="Times New Roman" fo:font-size="15pt" fo:font-weight="bold" style:font-size-asian="15pt" style:font-weight-asian="bold" style:font-size-complex="15pt" style:font-weight-complex="bold"/>
    </style:style>
    <style:style style:name="T19" style:family="text">
      <style:text-properties style:font-name="Times New Roman"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4">Objectives:</text:span>To create an MVC project and WebApi Project using .net Framework.</text:p>
      <text:p text:style-name="P2"><text:span text:style-name="T17">Theory</text:span><text:span text:style-name="T1">:</text:span> <text:span text:style-name="T4">ASP.NET Web API is a framework that makes it easy to build HTTP services that reach a broad range of clients, including browsers and mobile devices. ASP.NET Web API is an ideal platform for building RESTful applications on the . NET Framework.</text:span><text:span text:style-name="T9">The Web API is an open source and it can be hosted in the application or on the IIS .The request may be GET, POST, DELETE or PUT. </text:span></text:p>
      <text:p text:style-name="P7"><text:span text:style-name="T5">There are many differences between MVC and Web API, including:</text:span></text:p>
      <text:list xml:id="list2972204503" text:style-name="WWNum1">
        <text:list-item>
          <text:p text:style-name="P8"><text:span text:style-name="T5">We can use the MVC for developing <text:s/>the Web application that replies as both data and views but the Web API is used for generating the HTTP services that replies only as data.</text:span></text:p>
        </text:list-item>
        <text:list-item>
          <text:p text:style-name="P9"><text:span text:style-name="T5">In the Web API the request performs tracing with the actions depending on the HTTP services but the MVC request performs tracing with the action name.</text:span></text:p>
        </text:list-item>
        <text:list-item>
          <text:p text:style-name="P9"><text:span text:style-name="T5">The Web API returns the data in various formats, such as JSON, XML and other format based on the accept header of the request. But the MVC returns the data in the JSON format by using JSONResult.</text:span></text:p>
        </text:list-item>
        <text:list-item>
          <text:p text:style-name="P10"><text:span text:style-name="T5">The Web API supports content negotiation, self hosting. All these are not supported by the MVC.</text:span></text:p>
        </text:list-item>
      </text:list>
      <text:p text:style-name="P3">Group Discussion:</text:p>
      <text:p text:style-name="P1">Create a folder D:\ApexRestaurant\ and initialize projects:</text:p>
      <text:p text:style-name="P1">dotnet new mvc -o <text:s/>ApexRestaurant.Mvc --auth Individual</text:p>
      <text:p text:style-name="P1">dotnet new web api -o <text:s/>ApexRestaurant.Api</text:p>
      <text:p text:style-name="P1">dotnet new classlib -o ApexRestaurant.Services</text:p>
      <text:p text:style-name="P1"><text:soft-page-break/>dotnet new classlib -o ApexRestaurant.Repository</text:p>
      <text:p text:style-name="P4"><text:span text:style-name="T18">Create a solution</text:span>:</text:p>
      <text:p text:style-name="P1">dotnet new sln -n <text:s/>ApexRestaurant</text:p>
      <text:p text:style-name="P1">Add the above projects to this newly created solution:</text:p>
      <text:p text:style-name="P1">dotnet sln ApexRestaurant.sln</text:p>
      <text:p text:style-name="P1">add .\ApexRestaurant.Repository\ApexRestaurant.Repository.csproj</text:p>
      <text:p text:style-name="P1">dotnet sln ApexRestaurant.sln</text:p>
      <text:p text:style-name="P1">add .\ApexRestaurant.Services\ApexRestaurant.Services.csproj</text:p>
      <text:p text:style-name="P1">dotnet sln ApexRestaurant.sln</text:p>
      <text:p text:style-name="P1">add .\ApexRestaurant.Api\ApexRestaurant.Api.csproj</text:p>
      <text:p text:style-name="P1">dotnet sln ApexRestaurant.sln</text:p>
      <text:p text:style-name="P1">add .\ApexRestaurant.Mvc\ApexRestaurant.Mvc.csproj</text:p>
      <text:p text:style-name="P1">Add reference of projects:</text:p>
      <text:p text:style-name="P1">dotnet add .\ApexRestaurant.Services</text:p>
      <text:p text:style-name="P1">reference .\ApexRestaurant.Repository\ApexRestaurant.Repository.csproj</text:p>
      <text:p text:style-name="P1">dotnet add .\ApexRestaurant.Api</text:p>
      <text:p text:style-name="P1">reference .\ApexRestaurant.Services\ApexRestaurant.Services.csproj</text:p>
      <text:p text:style-name="P1">dotnet add .\ApexRestaurant.Api</text:p>
      <text:p text:style-name="P1">reference .\ApexRestaurant.Repository\ApexRestaurant.Repository.csproj</text:p>
      <text:p text:style-name="P6"><text:span text:style-name="T10">Conclusion:</text:span><text:span text:style-name="T11"> </text:span><text:span text:style-name="T5">From this lab we are creating one project with properties like MVC, Services,Repository and Api.</text:span></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Arial" svg:font-family="Arial"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212121"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4-27T13:50:58.437000000</dc:date>
    <meta:editing-duration>PT5M28S</meta:editing-duration>
    <meta:editing-cycles>2</meta:editing-cycles>
    <meta:generator>LibreOffice/6.4.1.2$Windows_X86_64 LibreOffice_project/4d224e95b98b138af42a64d84056446d09082932</meta:generator>
    <meta:document-statistic meta:table-count="0" meta:image-count="0" meta:object-count="0" meta:page-count="2" meta:paragraph-count="32" meta:word-count="312" meta:character-count="2286" meta:non-whitespace-character-count="2006"/>
  </office:meta>
</office:document-meta>
</file>